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rebuchet MS" fo:font-size="16pt" style:font-size-asian="16pt" style:font-size-complex="16pt"/>
    </style:style>
    <style:style style:name="P2" style:family="paragraph" style:parent-style-name="Standard">
      <style:text-properties style:font-name="Trebuchet MS" fo:font-size="14pt" style:font-size-asian="14pt" style:font-size-complex="14pt"/>
    </style:style>
    <style:style style:name="P3" style:family="paragraph" style:parent-style-name="Standard">
      <style:text-properties style:font-name="Trebuchet M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text-properties style:font-name="Trebuchet MS" fo:font-size="12pt" style:font-size-asian="12pt" style:font-size-complex="12pt"/>
    </style:style>
    <style:style style:name="P5" style:family="paragraph" style:parent-style-name="Standard">
      <style:text-properties style:font-name="Trebuchet M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list-style-name="L1">
      <style:text-properties fo:font-size="12pt" style:font-size-asian="12pt" style:font-size-complex="12pt"/>
    </style:style>
    <style:style style:name="P7" style:family="paragraph" style:parent-style-name="Standard">
      <style:text-properties style:font-name="Trebuchet MS" fo:font-size="12pt" style:font-size-asian="12pt" style:font-size-complex="12pt"/>
    </style:style>
    <style:style style:name="P8" style:family="paragraph" style:parent-style-name="Standard">
      <style:text-properties style:font-name="Trebuchet M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style:font-name="Trebuchet MS" fo:font-size="14pt" fo:font-style="normal" fo:font-weight="normal" style:font-size-asian="14pt" style:font-style-asian="normal" style:font-weight-asian="normal" style:font-size-complex="14pt" style:font-style-complex="normal" style:font-weight-complex="normal"/>
    </style:style>
    <style:style style:name="T1" style:family="text">
      <style:text-properties style:font-name="Trebuchet MS" fo:font-style="normal" fo:font-weight="normal" style:font-style-asian="normal" style:font-weight-asian="normal" style:font-style-complex="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rendre le language ActionScript</text:p>
      <text:p text:style-name="P2">Est-ce que ça vaut le coup ?</text:p>
      <text:p text:style-name="P4"/>
      <text:p text:style-name="P4">Il est assez légitime pour un UX Designer en devenir de se poser cette question, et surtout depuis l'arrivé de l'HTML5; Flash ne bénéficie plus de son status d'unique gestionnaire d'animations interactives sur le web, faisons un point sur son arrivé.</text:p>
      <text:p text:style-name="P4"/>
      <text:p text:style-name="P4">L'Actionscript à tout d'abord été créer pour le logiciel propriétaire Flash Macromédia, qui fût ensuite racheté par Adobe. Et c'est grâce à l'arrivée de Flash que nous avons pu passer de page web fixe à des pages animées apportant une expérience utilisateur encore plus dynamique (et ce pour le meilleur comme pour le pire). </text:p>
      <text:p text:style-name="P4"/>
      <text:p text:style-name="P4">Flash à servit a de nombreuses reprise pour la création d'animations vectorielles, conception de bannières et bandeaux publicitaire. L'arrivé de l'ActionScript à permit d'apporter des éléments d'interactions aux animations Flash et à apporter à l'utilisateur de site web une expérience interactive plus poussée ainsi que l'intégration d'éléments audio et vidéo.</text:p>
      <text:p text:style-name="P4"/>
      <text:p text:style-name="P2">Les inconvénients</text:p>
      <text:p text:style-name="P4">Le gros problème étant le fait que l'environnement de développement de Flash étant payant en effet il s'agit d'un logiciel propriétaire appartenant à Adobe même si son lecteur est libre les standards du W3C ne sont pas respectés, en effet le principe de développer avec des outils fermés vont à l'encontre d'un web libre et ouvert.</text:p>
      <text:p text:style-name="P4"/>
      <text:p text:style-name="P4">Il est très difficile d'avoir un contenu référençable à l'intérieur des animations Flash, en résulte un très sérieux manque de visibilités sur les moteurs de recherche.</text:p>
      <text:p text:style-name="P4"/>
      <text:p text:style-name="P4">Le plugin-in Flash peut également paraître lourd pour nombreux utilisateurs, notament à travers de ses très nombreuses mises à jours qu'il aura pu propose.</text:p>
      <text:p text:style-name="P4"/>
      <text:p text:style-name="P4">On peut noter également le facteur de ralentissement du navigateur et la consommation importante des ressources de nos machines suite à l'utilisation du Flash player pouvant expliquer le point suivant.</text:p>
      <text:p text:style-name="P4"/>
      <text:p text:style-name="P4">L'abandon des animations Flash sur les appareils mobiles Apple et plus récemment sur Android à partir des versions Jelly Bean..</text:p>
      <text:p text:style-name="P4"/>
      <text:p text:style-name="P5"/>
      <text:p text:style-name="P3">En conclusion</text:p>
      <text:p text:style-name="P5">Du point de vue du web Flash est très clairement en déclin, les nouvelles solutions proposés par l'HTML5 tendent à le remplacer. Ces solutions sont plus respectueuse des conventions W3C, elles possédent également une bien meilleur compatibilitée mobile ainsi que d'un meilleur référencement. Il n'est plus question d'importer des éléments Flash sur nos page web ou même de créer des pages web entière depuis Flash, et ce depuis que l'on peut se passer de l'installation du plugin-in Flash </text:p>
      <text:p text:style-name="P5"/>
      <text:p text:style-name="P2">Les nouvelles utilisations</text:p>
      <text:p text:style-name="P4">Il reste cependant encore certains domaines liés à l'utilisation de l'Actionscript via de nouveaux outils proposé par Flash en dehors de ses traditionnelles animations <text:s/>:</text:p>
      <text:p text:style-name="P4"/>
      <text:p text:style-name="P4">- Les composants Flex permettent de créer des applications en ligne visuellement <text:soft-page-break/>avançés; ce sont les RIA (<text:span text:style-name="T2">rich Internet application ou application internet riche). </text:span></text:p>
      <text:p text:style-name="P5"/>
      <text:list xml:id="list7967865969273832138" text:style-name="L1">
        <text:list-item>
          <text:p text:style-name="P6"><text:span text:style-name="T1">Adobe Air (Adobe Integrated Runtime) permet de créer des logiciels de bureaux dites RDA pour rich Desktop application(sous forme d'exécutable pas besoin de navigateur). Et ces applications sont compatibles avec les principaux systèmes d'exploitation mobiles, comme </text:span><text:span text:style-name="Strong_20_Emphasis"><text:span text:style-name="T1">iOS</text:span></text:span><text:span text:style-name="T1">, </text:span><text:span text:style-name="Strong_20_Emphasis"><text:span text:style-name="T1">Android</text:span></text:span><text:span text:style-name="T1"> ou </text:span><text:span text:style-name="Strong_20_Emphasis"><text:span text:style-name="T1">BlackBerry 10</text:span></text:span><text:span text:style-name="T1">, et même avec les téléviseurs.</text:span></text:p>
        </text:list-item>
        <text:list-item>
          <text:p text:style-name="P6"><text:span text:style-name="T1">Les jeux Flash ont encore une longueur d'avance, même si le Javascript permet la création de jeux utilisables sur navigateur, il est n'est pas vraiment conçu à cet effet, Flash quand a lui posséde un environnement de développement beaucoup plus efficace surtout le fait que son language de programmation l'ActionScript est plus pratique.</text:span></text:p>
        </text:list-item>
      </text:list>
      <text:p text:style-name="P5"/>
      <text:p text:style-name="P3">La programmation</text:p>
      <text:p text:style-name="P5">L'Actionscript est un language de programmation alliant deux aspects important de la programmation ; l'aspect <text:span text:style-name="T3">orienté objets</text:span> et l'<text:span text:style-name="T3">évenementiel</text:span>.</text:p>
      <text:p text:style-name="P5"/>
      <text:p text:style-name="P3">La POO</text:p>
      <text:p text:style-name="P5">En programmation orienté objet comme dans la réalité on peut définir à peu près tout et n'importe quoi comme un objet; une voiture, un téléphone, un étudiant DWM, un point blanc.</text:p>
      <text:p text:style-name="P5"/>
      <text:p text:style-name="P5">Ces objets ont tous des <text:span text:style-name="T3">caractéristiques</text:span> qui leurs sont propres et qui peuvent également être partagées. Deux étudiants de la haute école Albert Jacquard qui font partis de DWM. Ces caractéristiques communes permettent de réunir des objets dans une <text:span text:style-name="T3">classe</text:span>.</text:p>
      <text:p text:style-name="P5">Neufs étudiants qui font partis de DWM, ou bien neufs points blanc de 25 pixels de rayon. </text:p>
      <text:p text:style-name="P5"/>
      <text:p text:style-name="P3">Evénementiel</text:p>
      <text:p text:style-name="P5">L'Evénementiel permet de créer des événements, facilement identifiable dans la réalité, en programmation un événement est toujours défini, c'est une série d'actions effectuées suite à l'activation d'un élément déclencheur, un clic sur un bouton qui lance une animation de mouvement par exemple. On peut même considérer un collision entre deux éléments comme un événément qui va ensuite faire apparaître un nouvel objet.</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8M33S</meta:editing-duration>
    <meta:editing-cycles>25</meta:editing-cycles>
    <meta:generator>OpenOffice/4.1.1$Win32 OpenOffice.org_project/411m6$Build-9775</meta:generator>
    <dc:date>2014-12-13T15:50:03.33</dc:date>
    <meta:document-statistic meta:table-count="0" meta:image-count="0" meta:object-count="0" meta:page-count="2" meta:paragraph-count="26" meta:word-count="721" meta:character-count="4644"/>
    <meta:user-defined meta:name="Info 1"/>
    <meta:user-defined meta:name="Info 2"/>
    <meta:user-defined meta:name="Info 3"/>
    <meta:user-defined meta:name="Info 4"/>
  </office:meta>
</office:document-meta>
</file>